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 svg:panose-1="2 11 6 4 3 5 4 4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Tahoma" svg:font-family="Tahoma"/>
  </office:font-face-decls>
  <office:automatic-styles>
    <style:style style:family="text" style:name="aabeec9" style:parent-style-name="DefaultParagraphFont">
      <style:text-properties fo:country="US" fo:language="en"/>
    </style:style>
    <style:style style:family="paragraph" style:name="ab705ae" style:parent-style-name="Normal">
      <style:text-properties fo:country="US" fo:language="en"/>
    </style:style>
    <style:style style:family="paragraph" style:name="a07d75e" style:parent-style-name="Normal">
      <style:text-properties fo:country="US" fo:language="en"/>
    </style:style>
    <style:style style:family="paragraph" style:name="ad9f44d" style:parent-style-name="Normal">
      <style:text-properties fo:country="US" fo:language="en"/>
    </style:style>
    <style:style style:family="paragraph" style:name="a387f4d" style:parent-style-name="Normal">
      <style:paragraph-properties fo:break-before="page"/>
      <style:text-properties fo:country="US" fo:language="en"/>
    </style:style>
    <style:style style:family="paragraph" style:name="a0e7708" style:parent-style-name="Normal">
      <style:paragraph-properties fo:break-before="page"/>
      <style:text-properties fo:country="US" fo:language="en"/>
    </style:style>
    <style:style style:family="paragraph" style:name="a47d49d" style:parent-style-name="Normal">
      <style:text-properties fo:country="US" fo:language="en"/>
    </style:style>
    <style:style style:family="paragraph" style:name="ab851aa" style:parent-style-name="Normal">
      <style:paragraph-properties fo:break-before="page"/>
      <style:text-properties fo:country="US" fo:language="en"/>
    </style:style>
    <style:style style:family="paragraph" style:name="a6f6cf1" style:parent-style-name="Normal">
      <style:text-properties fo:country="US" fo:language="en"/>
    </style:style>
    <style:style style:family="paragraph" style:name="ae0f73e" style:parent-style-name="Normal">
      <style:text-properties fo:country="US" fo:language="en"/>
    </style:style>
    <style:style style:family="paragraph" style:name="aa7688c" style:parent-style-name="Normal">
      <style:text-properties fo:country="US" fo:language="en"/>
    </style:style>
    <style:style style:family="paragraph" style:name="ad0ce00" style:parent-style-name="Normal">
      <style:text-properties fo:country="US" fo:language="en"/>
    </style:style>
    <style:style style:family="paragraph" style:name="ab6695b" style:parent-style-name="Normal">
      <style:paragraph-properties fo:break-before="page"/>
      <style:text-properties fo:country="DE" fo:language="de"/>
    </style:style>
    <style:style style:family="paragraph" style:name="a911f8f" style:parent-style-name="Normal">
      <style:text-properties fo:country="DE" fo:language="de"/>
    </style:style>
    <style:style style:family="paragraph" style:name="afe0a06" style:parent-style-name="Normal">
      <style:text-properties fo:country="DE" fo:language="de"/>
    </style:style>
    <style:style style:family="paragraph" style:name="ab8a9fb" style:parent-style-name="Normal">
      <style:text-properties fo:country="DE" fo:language="de"/>
    </style:style>
    <style:style style:family="paragraph" style:name="a8eb93f" style:parent-style-name="Normal">
      <style:text-properties fo:country="DE" fo:language="de"/>
    </style:style>
    <style:style style:family="paragraph" style:name="a22f486" style:parent-style-name="Normal">
      <style:paragraph-properties fo:break-before="page"/>
      <style:text-properties fo:country="DE" fo:language="de"/>
    </style:style>
  </office:automatic-styles>
  <office:body>
    <office:text>
      <text:p text:style-name="a22f486">Asdf jdasfl jdalfjdklöafdas fdafda das dgfs gdfs g</text:p>
      <text:p text:style-name="a8eb93f">G fds</text:p>
      <text:p text:style-name="ab8a9fb">Gf</text:p>
      <text:p text:style-name="afe0a06">Gfd</text:p>
      <text:p text:style-name="a911f8f"><text:s/>G</text:p>
      <text:p text:style-name="ab6695b"/>
      <text:p text:style-name="ad0ce00">As<text:s/><text:s/>dfjla fdjklad</text:p>
      <text:p text:style-name="aa7688c">A fdjak fldajfd</text:p>
      <text:p text:style-name="ae0f73e">Asf djfkaldasf dsafda</text:p>
      <text:p text:style-name="a6f6cf1"><text:s/>fdsa</text:p>
      <text:p text:style-name="ab851aa"/>
      <text:p text:style-name="a47d49d"><text:s/>dfasklfdsjafkldjasfldsjfkl<text:s/></text:p>
      <text:p text:style-name="a0e7708">dysg fdsg</text:p>
      <text:p text:style-name="a387f4d"/>
      <text:p text:style-name="ad9f44d"/>
      <text:p text:style-name="a07d75e"><text:s/>dfsg dfklgökfs gfds gfds</text:p>
      <text:p text:style-name="ab705ae"><text:s/>gfdajkladfd</text:p>
      <text:p text:style-name="Normal"><text:span text:style-name="aabeec9">af djakl dfjkla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 svg:panose-1="2 11 6 4 3 5 4 4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Tahoma" svg:font-family="Tahoma"/>
  </office:font-face-decls>
  <office:styles>
    <style:default-style style:family="paragraph">
      <style:paragraph-properties fo:background-color="transparent" fo:border-bottom="none" fo:border-left="none" fo:border-right="none" fo:border-top="none" fo:line-height="115%" fo:margin-bottom="3.53mm" fo:padding-bottom="0.0mm" fo:padding-left="0.0mm" fo:padding-right="0.0mm" fo:padding-top="0.0mm" fo:text-align="left"/>
      <style:text-properties fo:background-color="transparent" fo:country="FR" fo:font-size="11.0pt" fo:font-style="normal" fo:font-weight="normal" fo:language="fr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Header" style:family="paragraph" style:name="Header" style:parent-style-name="Normal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Balloon Text" style:family="paragraph" style:name="BalloonText" style:parent-style-name="Normal">
      <style:paragraph-properties fo:line-height="100%" fo:margin-bottom="0.0mm"/>
      <style:text-properties fo:font-size="8.0pt" style:font-name="Tahoma" style:font-name-complex="Tahoma" style:font-size-asian="8.0pt"/>
    </style:style>
    <style:style style:display-name="Footer" style:family="paragraph" style:name="Footer" style:parent-style-name="Normal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Default Paragraph Font" style:family="text" style:name="DefaultParagraphFont" style:parent-style-name="default_character_style"/>
    <style:style style:display-name="Footer Char" style:family="text" style:name="FooterChar" style:parent-style-name="DefaultParagraphFont"/>
    <style:style style:display-name="Header Char" style:family="text" style:name="HeaderChar" style:parent-style-name="DefaultParagraphFont"/>
    <style:style style:display-name="Balloon Text Char" style:family="text" style:name="BalloonTextChar" style:parent-style-name="DefaultParagraphFont">
      <style:text-properties fo:font-size="8.0pt" style:font-name="Tahoma" style:font-name-complex="Tahoma" style:font-size-asian="8.0pt"/>
    </style:style>
    <style:default-style style:family="graphic">
      <style:graphic-properties draw:fill="solid" draw:fill-color="#4f81bd"/>
    </style:default-style>
  </office:styles>
  <office:automatic-styles>
    <style:style style:family="paragraph" style:name="af251cc" style:parent-style-name="Header">
      <style:text-properties fo:country="DE" fo:language="de"/>
    </style:style>
    <style:style style:family="text" style:name="a265538" style:parent-style-name="DefaultParagraphFont">
      <style:text-properties fo:color="#7F7F7F" fo:country="DE" fo:language="de"/>
    </style:style>
    <style:style style:family="paragraph" style:name="a7e7811" style:parent-style-name="Header">
      <style:paragraph-properties fo:border-bottom="0.18mm solid #A5A5A5" fo:border-left="none" fo:border-right="none" fo:border-top="none" fo:line-height="115%" fo:margin-bottom="2.12mm" fo:padding-bottom="0.35mm" fo:padding-left="0.0mm" fo:padding-right="0.0mm" fo:padding-top="0.0mm" fo:text-align="right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/>
    </style:style>
    <style:style style:family="text" style:name="aa43aa3" style:parent-style-name="DefaultParagraphFont">
      <style:text-properties fo:color="#4F81BD" fo:country="DE" fo:language="de"/>
    </style:style>
    <style:style style:family="paragraph" style:name="ac2f201" style:parent-style-name="Header">
      <style:paragraph-properties fo:line-height="115%" fo:margin-bottom="2.12mm" fo:text-align="right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/>
    </style:style>
    <style:style style:family="text" style:name="aa50f72" style:parent-style-name="DefaultParagraphFont">
      <style:text-properties fo:color="#1F497D" fo:country="DE" fo:font-size="14.0pt" fo:font-weight="bold" fo:language="de" style:font-size-asian="14.0pt" style:font-weight-asian="bold" style:font-weight-complex="bold"/>
    </style:style>
    <style:style style:family="paragraph" style:name="aed16cd" style:parent-style-name="Header">
      <style:paragraph-properties fo:line-height="115%" fo:margin-bottom="2.12mm" fo:text-align="right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/>
    </style:style>
    <style:style style:family="paragraph" style:name="aab2b96" style:parent-style-name="Header">
      <style:text-properties fo:country="DE" fo:language="de"/>
    </style:style>
    <style:style style:family="text" style:name="a5c57b5" style:parent-style-name="DefaultParagraphFont">
      <style:text-properties fo:color="#7F7F7F" fo:country="DE" fo:language="de"/>
    </style:style>
    <style:style style:family="paragraph" style:name="a390145" style:parent-style-name="Header">
      <style:paragraph-properties fo:border-bottom="0.18mm solid #A5A5A5" fo:border-left="none" fo:border-right="none" fo:border-top="none" fo:line-height="115%" fo:margin-bottom="2.12mm" fo:padding-bottom="0.35mm" fo:padding-left="0.0mm" fo:padding-right="0.0mm" fo:padding-top="0.0mm" fo:text-align="right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/>
    </style:style>
    <style:style style:family="text" style:name="a7d03c9" style:parent-style-name="DefaultParagraphFont">
      <style:text-properties fo:color="#4F81BD" fo:country="DE" fo:language="de"/>
    </style:style>
    <style:style style:family="paragraph" style:name="a3c4a04" style:parent-style-name="Header">
      <style:paragraph-properties fo:line-height="115%" fo:margin-bottom="2.12mm" fo:text-align="right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/>
    </style:style>
    <style:style style:family="text" style:name="aa20483" style:parent-style-name="DefaultParagraphFont">
      <style:text-properties fo:color="#1F497D" fo:country="DE" fo:font-size="14.0pt" fo:font-weight="bold" fo:language="de" style:font-size-asian="14.0pt" style:font-weight-asian="bold" style:font-weight-complex="bold"/>
    </style:style>
    <style:style style:family="paragraph" style:name="ad4aa7b" style:parent-style-name="Header">
      <style:paragraph-properties fo:line-height="115%" fo:margin-bottom="2.12mm" fo:text-align="right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/>
    </style:style>
  </office:automatic-styles>
  <office:master-styles>
    <style:master-page style:name="MP0">
      <style:header>
        <text:p text:style-name="ad4aa7b"><text:span text:style-name="aa20483">[Geben Sie den Titel des Dokuments ein]</text:span></text:p>
        <text:p text:style-name="a3c4a04"><text:span text:style-name="a7d03c9">[Geben Sie den Untertitel des Dokuments ein]</text:span></text:p>
        <text:p text:style-name="a390145"><text:span text:style-name="a5c57b5">Gsf fdsgfdsg dfsgdsfdsfds gdfsgdfs g sg<text:s/><text:s/>gfds gfdsJacki2</text:span></text:p>
        <text:p text:style-name="aab2b96"/>
      </style:header>
    </style:master-page>
    <style:master-page style:name="MP1">
      <style:header>
        <text:p text:style-name="aed16cd"><text:span text:style-name="aa50f72">[Geben Sie den Titel des Dokuments ein]</text:span></text:p>
        <text:p text:style-name="ac2f201"><text:span text:style-name="aa43aa3">[Geben Sie den Untertitel des Dokuments ein]</text:span></text:p>
        <text:p text:style-name="a7e7811"><text:span text:style-name="a265538">Gsf fdsgfdsg dfsgdsfdsfds gdfsgdfs g sg<text:s/><text:s/>gfds gfdsJacki2</text:span></text:p>
        <text:p text:style-name="af251cc"/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7S</meta:editing-duration>
  </office:meta>
</office:document-meta>
</file>